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Heading_20_2">
      <style:paragraph-properties fo:margin-top="0.1665in" fo:margin-bottom="0.0835in" fo:keep-with-next="always"/>
      <style:text-properties style:font-name="Arial" fo:font-size="14pt" fo:font-style="italic" fo:font-weight="bold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atetabell - legg til</text:h>
      <text:p text:style-name="P1">Legg til ID (heltall) for gatenavn og en tekst for selve gatenavnet</text:p>
      <text:p text:style-name="P1"/>
      <text:h text:style-name="P2" text:outline-level="2">Gatetabell - editer</text:h>
      <text:p text:style-name="Text_20_body">Rett opp teksten som angir gatenav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3-06T13:23:02</meta:creation-date>
    <dc:creator>Sigurd Nes</dc:creator>
    <dc:date>2007-04-07T22:25:51</dc:date>
    <dc:language>en-US</dc:language>
    <meta:editing-cycles>10</meta:editing-cycles>
    <meta:editing-duration>PT40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23" meta:character-count="145"/>
  </office:meta>
</office:document-meta>
</file>